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1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0" calcext:value-type="float">
            <text:p>160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82" calcext:value-type="float">
            <text:p>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796" calcext:value-type="float">
            <text:p>187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1" calcext:value-type="float">
            <text:p>164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8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23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664" calcext:value-type="float">
            <text:p>286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1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0"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8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0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4:09:55.479565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20T14:23:23.630550207</dc:date>
    <meta:editing-duration>PT9H26M43S</meta:editing-duration>
    <meta:editing-cycles>94</meta:editing-cycles>
    <meta:document-statistic meta:table-count="1" meta:cell-count="17270" meta:object-count="0"/>
  </office:meta>
</office:document-meta>
</file>